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in" fo:margin-bottom="0.1in" loext:contextual-spacing="false" fo:line-height="150%" fo:text-align="center" style:justify-single-word="false" style:page-number="1"/>
      <style:text-properties fo:color="#00000a" style:font-name="Arial1" fo:font-weight="normal" officeooo:paragraph-rsid="00264f96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officeooo:paragraph-rsid="005c58eb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officeooo:paragraph-rsid="005eff7e" style:font-weight-asian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>
        <style:tab-stops/>
      </style:paragraph-properties>
      <style:text-properties fo:color="#00000a" style:font-name="Arial1" fo:font-weight="normal" officeooo:paragraph-rsid="005c58eb" style:font-weight-asian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rsid="005eff7e" officeooo:paragraph-rsid="005eff7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rsid="005eff7e" officeooo:paragraph-rsid="0081bc09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paragraph-rsid="005c58eb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paragraph-rsid="0081bc09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officeooo:paragraph-rsid="00801b18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officeooo:paragraph-rsid="0081bc09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fo:font-weight="bold" officeooo:paragraph-rsid="0081bc09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/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19" style:family="paragraph" style:parent-style-name="Standard">
      <style:paragraph-properties fo:margin-top="0in" fo:margin-bottom="0in" loext:contextual-spacing="false" fo:line-height="150%">
        <style:tab-stops>
          <style:tab-stop style:position="1.7811in"/>
          <style:tab-stop style:position="2.9528in" style:type="center"/>
        </style:tab-stops>
      </style:paragraph-properties>
      <style:text-properties style:font-name="Arial1" officeooo:paragraph-rsid="0081bc09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officeooo:paragraph-rsid="0081bc09"/>
    </style:style>
    <style:style style:name="P21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Arial1" officeooo:paragraph-rsid="0081bc09"/>
    </style:style>
    <style:style style:name="P2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officeooo:paragraph-rsid="0081bc09"/>
    </style:style>
    <style:style style:name="P2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top="0in" fo:margin-bottom="0in" loext:contextual-spacing="false" fo:line-height="200%" fo:text-align="justify" style:justify-single-word="false"/>
      <style:text-properties style:font-name="Arial1" officeooo:paragraph-rsid="0081bc09"/>
    </style:style>
    <style:style style:name="P25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officeooo:paragraph-rsid="0081bc09"/>
    </style:style>
    <style:style style:name="P26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1bc09"/>
    </style:style>
    <style:style style:name="P28" style:family="paragraph" style:parent-style-name="Standard">
      <style:paragraph-properties fo:margin-left="1.4752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1bc09"/>
    </style:style>
    <style:style style:name="P29" style:family="paragraph" style:parent-style-name="Standard">
      <style:paragraph-properties fo:margin-left="1.4752in" fo:margin-right="0in" fo:margin-top="0in" fo:margin-bottom="0in" loext:contextual-spacing="false" fo:line-height="200%" fo:text-align="justify" style:justify-single-word="false" fo:text-indent="0.4917in" style:auto-text-indent="false"/>
      <style:text-properties style:font-name="Arial1" officeooo:paragraph-rsid="0081bc09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1pt" style:font-size-asian="11pt" style:font-name-complex="Arial2" style:font-size-complex="11pt"/>
    </style:style>
    <style:style style:name="T2" style:family="text">
      <style:text-properties fo:font-size="11pt" officeooo:rsid="00801b18" style:font-size-asian="11pt" style:font-name-complex="Arial2" style:font-size-complex="11pt"/>
    </style:style>
    <style:style style:name="T3" style:family="text">
      <style:text-properties fo:font-size="11pt" officeooo:rsid="0081bc09" style:font-size-asian="11pt" style:font-name-complex="Arial2" style:font-size-complex="11pt"/>
    </style:style>
    <style:style style:name="T4" style:family="text">
      <style:text-properties fo:font-size="11pt" fo:font-weight="normal" style:font-size-asian="11pt" style:font-weight-asian="normal" style:font-name-complex="Arial2" style:font-size-complex="11pt" style:font-weight-complex="normal"/>
    </style:style>
    <style:style style:name="T5" style:family="text">
      <style:text-properties fo:font-size="11pt" fo:font-weight="normal" officeooo:rsid="0081bc09" style:font-size-asian="11pt" style:font-weight-asian="normal" style:font-name-complex="Arial2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name-complex="Arial2" style:font-size-complex="11pt"/>
    </style:style>
    <style:style style:name="T7" style:family="text">
      <style:text-properties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fo:font-size="11pt" fo:font-weight="bold" officeooo:rsid="0081bc09" style:font-size-asian="11pt" style:font-weight-asian="bold" style:font-name-complex="Arial2" style:font-size-complex="11pt" style:font-weight-complex="bold"/>
    </style:style>
    <style:style style:name="T9" style:family="text">
      <style:text-properties fo:font-size="11pt" style:text-underline-style="solid" style:text-underline-width="auto" style:text-underline-color="font-color" fo:font-weight="bold" style:font-size-asian="11pt" style:font-weight-asian="bold" style:font-name-complex="Arial2" style:font-size-complex="11pt"/>
    </style:style>
    <style:style style:name="T10" style:family="text">
      <style:text-properties fo:font-size="11pt" fo:font-style="italic" style:font-size-asian="11pt" style:font-style-asian="italic" style:font-name-complex="Arial2" style:font-size-complex="11pt" style:font-style-complex="italic"/>
    </style:style>
    <style:style style:name="T11" style:family="text">
      <style:text-properties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12" style:family="text">
      <style:text-properties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13" style:family="text">
      <style:text-properties officeooo:rsid="005eff7e"/>
    </style:style>
    <style:style style:name="T14" style:family="text">
      <style:text-properties fo:color="#00000a"/>
    </style:style>
    <style:style style:name="T15" style:family="text">
      <style:text-properties fo:color="#00000a" fo:font-weight="normal" style:font-weight-asian="normal" style:font-weight-complex="normal"/>
    </style:style>
    <style:style style:name="T16" style:family="text">
      <style:text-properties fo:color="#00000a" fo:font-size="11pt" fo:font-weight="normal" style:font-size-asian="11pt" style:font-weight-asian="normal" style:font-name-complex="Arial2" style:font-size-complex="11pt" style:font-weight-complex="normal"/>
    </style:style>
    <style:style style:name="T17" style:family="text">
      <style:text-properties fo:color="#00000a" fo:font-size="11pt" fo:font-weight="normal" officeooo:rsid="00801b18" style:font-size-asian="11pt" style:font-weight-asian="normal" style:font-name-complex="Arial2" style:font-size-complex="11pt" style:font-weight-complex="normal"/>
    </style:style>
    <style:style style:name="T18" style:family="text">
      <style:text-properties fo:color="#00000a" fo:font-size="11pt" fo:font-weight="bold" style:font-size-asian="11pt" style:font-weight-asian="bold" style:font-name-complex="Arial2" style:font-size-complex="11pt" style:font-weight-complex="bold"/>
    </style:style>
    <style:style style:name="T19" style:family="text">
      <style:text-properties fo:color="#00000a" fo:font-size="11pt" fo:font-weight="bold" officeooo:rsid="005fcc28" style:font-size-asian="11pt" style:font-weight-asian="bold" style:font-name-complex="Arial2" style:font-size-complex="11pt" style:font-weight-complex="bold"/>
    </style:style>
    <style:style style:name="T20" style:family="text">
      <style:text-properties fo:color="#00000a" fo:font-size="11pt" fo:font-weight="bold" officeooo:rsid="003bd5dc" style:font-size-asian="11pt" style:font-weight-asian="bold" style:font-name-complex="Arial2" style:font-size-complex="11pt" style:font-weight-complex="bold"/>
    </style:style>
    <style:style style:name="T21" style:family="text">
      <style:text-properties fo:color="#00000a" fo:font-size="11pt" fo:font-style="italic" style:font-size-asian="11pt" style:font-style-asian="italic" style:font-name-complex="Arial2" style:font-size-complex="11pt" style:font-style-complex="italic"/>
    </style:style>
    <style:style style:name="T22" style:family="text">
      <style:text-properties fo:color="#00000a" fo:font-size="11pt" fo:font-style="italic" officeooo:rsid="00801b18" style:font-size-asian="11pt" style:font-style-asian="italic" style:font-name-complex="Arial2" style:font-size-complex="11pt" style:font-style-complex="italic"/>
    </style:style>
    <style:style style:name="T23" style:family="text">
      <style:text-properties fo:color="#00000a"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24" style:family="text">
      <style:text-properties fo:color="#00000a"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a" fo:font-size="11pt" style:font-size-asian="11pt" style:font-name-complex="Arial2" style:font-size-complex="11pt"/>
    </style:style>
    <style:style style:name="T26" style:family="text">
      <style:text-properties fo:color="#00000a" fo:font-size="11pt" officeooo:rsid="00801b18" style:font-size-asian="11pt" style:font-name-complex="Arial2" style:font-size-complex="11pt"/>
    </style:style>
    <style:style style:name="T27" style:family="text">
      <style:text-properties fo:color="#00000a" fo:font-style="italic" style:font-style-asian="italic" style:font-style-complex="italic"/>
    </style:style>
    <style:style style:name="T28" style:family="text">
      <style:text-properties fo:color="#00000a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0a" fo:font-style="italic" fo:font-weight="bold" officeooo:rsid="0081bc09" style:font-style-asian="italic" style:font-weight-asian="bold" style:font-style-complex="italic" style:font-weight-complex="bold"/>
    </style:style>
    <style:style style:name="T30" style:family="text">
      <style:text-properties officeooo:rsid="00801b18"/>
    </style:style>
    <style:style style:name="T31" style:family="text">
      <style:text-properties officeooo:rsid="0081bc09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152in" fo:min-width="0.0535in" fo:padding-top="0.0492in" fo:padding-bottom="0.0492in" fo:padding-left="0.0984in" fo:padding-right="0.0984in" fo:wrap-option="wrap" style:run-through="background" draw:wrap-influence-on-position="once-concurrent"/>
    </style:style>
    <style:style style:name="gr2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152in" fo:min-width="0.0535in" fo:padding-top="0.0492in" fo:padding-bottom="0.0492in" fo:padding-left="0.0984in" fo:padding-right="0.0984in" fo:wrap-option="wrap" fo:margin-left="0.1339in" fo:margin-right="0.1366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152in" fo:min-width="0.0535in" fo:padding-top="0.0492in" fo:padding-bottom="0.0492in" fo:padding-left="0.0984in" fo:padding-right="0.0984in" fo:wrap-option="wrap" fo:margin-left="0.1339in" fo:margin-right="0.1366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 text:c="18"/><text:span text:style-name="T1">………………………………</text:span> <text:s text:c="23"/><text:span text:style-name="T1">………………………………</text:span></text:p>
      <text:p text:style-name="P4"><text:s text:c="24"/><text:span text:style-name="T13">Rodrigo Fernández</text:span> <text:s text:c="41"/><text:span text:style-name="T13">Leslie López</text:span></text:p>
      <text:p text:style-name="P4"><text:s text:c="21"/></text:p>
      <text:p text:style-name="P4"/>
      <text:p text:style-name="P2">Firma de conformidad <text:span text:style-name="T30">del Tutor del TFG:</text:span></text:p>
      <text:p text:style-name="P2"/>
      <text:p text:style-name="P2"/>
      <text:p text:style-name="P2"/>
      <text:p text:style-name="P3"><text:s text:c="50"/><text:span text:style-name="T1">………………………………</text:span></text:p>
      <text:p text:style-name="P3"><text:span text:style-name="T1"><text:s text:c="57"/></text:span><text:span text:style-name="T2">Ing. Aldo Medina</text:span></text:p>
      <text:p text:style-name="P3"><text:span text:style-name="T2"/></text:p>
      <text:p text:style-name="P3"><text:span text:style-name="T2"/></text:p>
      <text:p text:style-name="P4"><text:span text:style-name="T1">Visto Bueno del Asesor Metodológico: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 text:c="50"/><text:span text:style-name="T1">………………………………</text:span></text:p>
      <text:p text:style-name="P11"><text:span text:style-name="T15"><text:s text:c="55"/></text:span>Dra. María <text:s/>Szostak</text:p>
      <text:p text:style-name="P17"/>
      <text:p text:style-name="P17"/>
      <text:p text:style-name="P17">Visto Bueno de los Asesores (FIUNI): </text:p>
      <text:p text:style-name="P17"/>
      <text:p text:style-name="P17"/>
      <text:p text:style-name="P17"/>
      <text:p text:style-name="P16">……………………………… <text:s text:c="8"/>……………………………… <text:s text:c="7"/>………………………………</text:p>
      <text:p text:style-name="P12"><text:span text:style-name="T16"><text:s text:c="4"/></text:span><text:span text:style-name="T1">Ing. Fernando Fukuchi</text:span><text:span text:style-name="T16"> <text:s text:c="19"/></text:span><text:span text:style-name="T17">Ing. Liz Gamarra</text:span><text:span text:style-name="T16"> <text:s text:c="18"/></text:span><text:span text:style-name="T17">Ing. Arnaldo Ocampos</text:span></text:p>
      <text:p text:style-name="P2"/>
      <text:p text:style-name="P2"/>
      <text:p text:style-name="P2">Visto Bueno del Director de Carrera:</text:p>
      <text:p text:style-name="P6"/>
      <text:p text:style-name="P6"/>
      <text:p text:style-name="P6"/>
      <text:p text:style-name="P8"><text:s text:c="53"/><text:span text:style-name="T4">………………………………</text:span></text:p>
      <text:p text:style-name="P11"><text:span text:style-name="T14"><text:s text:c="58"/></text:span>Dra. María Florentín</text:p>
      <text:p text:style-name="P11"/>
      <text:p text:style-name="P19"><text:soft-page-break/><text:span text:style-name="T6"><text:tab/>FACULTAD DE INGENIERÍA</text:span></text:p>
      <text:p text:style-name="P20"><text:span text:style-name="T6">DICTAMEN DE LA COMISIÓN DE EVALUACIÓN DE PROYECTO DE TFG</text:span></text:p>
      <text:p text:style-name="P18"/>
      <text:p text:style-name="P21"><text:span text:style-name="T1">Encarnación, ……de………….de 201….</text:span></text:p>
      <text:p text:style-name="P22"><text:span text:style-name="T1">Señor</text:span></text:p>
      <text:p text:style-name="P23"><text:span text:style-name="T3">Ing. Oscar Trochez,</text:span><text:span text:style-name="T1"> Decano</text:span></text:p>
      <text:p text:style-name="P22"><text:span text:style-name="T1">Facultad de Ingeniería - UNI</text:span></text:p>
      <text:p text:style-name="P22"><text:span text:style-name="T9">Presente:</text:span></text:p>
      <text:p text:style-name="P27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8">Desarrollo de un Sistema para la ejecución distribuida de pruebas unitarias de </text:span><text:span text:style-name="T19">aplicaciones</text:span><text:span text:style-name="T18"> Ruby on Rails utilizando la </text:span><text:span text:style-name="T20">librería</text:span><text:span text:style-name="T18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5"> y</text:span><text:span text:style-name="T8"> Leslie López</text:span><text:span text:style-name="T1">.</text:span></text:p>
      <text:p text:style-name="P27"><text:span text:style-name="T1">La calificación asignada por esta Comisión es:</text:span></text:p>
      <text:p text:style-name="P27"><draw:custom-shape text:anchor-type="paragraph" draw:z-index="0" draw:name="Rectangle 3" draw:style-name="gr1" draw:text-style-name="P30" svg:width="0.2504in" svg:height="0.2504in" svg:x="-0.0004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  <text:p text:style-name="P24"><text:span text:style-name="T1"><text:tab/><text:tab/><text:tab/><text:tab/>APROBADA</text:span></text:p>
      <text:p text:style-name="P29"><draw:custom-shape text:anchor-type="paragraph" draw:z-index="2" draw:name="Rectangle 5" draw:style-name="gr1" draw:text-style-name="P30" svg:width="0.2504in" svg:height="0.2504in" svg:x="-0.0004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OBSERVADA</text:span></text:p>
      <text:p text:style-name="P29"><draw:custom-shape text:anchor-type="paragraph" draw:z-index="1" draw:name="Rectangle 4" draw:style-name="gr1" draw:text-style-name="P30" svg:width="0.2504in" svg:height="0.2504in" svg:x="-0.0004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RECHAZADA</text:span></text:p>
      <text:p text:style-name="P28"/>
      <text:p text:style-name="P22"><text:span text:style-name="T1"/></text:p>
      <text:p text:style-name="P25"><text:span text:style-name="T1">Observación:</text:span></text:p>
      <text:p text:style-name="P25"><text:span text:style-name="T1"/></text:p>
      <text:p text:style-name="P26"/>
      <text:p text:style-name="P14"/>
      <text:p text:style-name="P14"><text:span text:style-name="T31">Es nuestro dictamen</text:span></text:p>
      <text:p text:style-name="P14"/>
      <text:p text:style-name="P14"/>
      <text:p text:style-name="P14">……………………………… <text:s text:c="8"/>……………………………… <text:s text:c="7"/>………………………………</text:p>
      <text:p text:style-name="P15"><text:span text:style-name="T25"><text:s/></text:span><text:span text:style-name="T10">Ing. Fernando Fukuchi</text:span><text:span text:style-name="T21"> <text:s text:c="18"/></text:span><text:span text:style-name="T22">Ing. Liz Gamarra</text:span><text:span text:style-name="T21"> <text:s text:c="17"/></text:span><text:span text:style-name="T22">Ing. Arnaldo Ocampos</text:span></text:p>
      <text:p text:style-name="P10"/>
      <text:p text:style-name="P7"/>
      <text:p text:style-name="P7"/>
      <text:p text:style-name="P9"><text:s text:c="53"/><text:span text:style-name="T4">………………………………</text:span></text:p>
      <text:p text:style-name="P13"><text:span text:style-name="T21"><text:s text:c="52"/></text:span><text:span text:style-name="T24"><text:s text:c="6"/></text:span><text:span text:style-name="T12">Dra. María Florentín</text:span></text:p>
      <text:p text:style-name="P15"><text:span text:style-name="T10"><text:s text:c="43"/></text:span><text:span text:style-name="T11">Directora de Carrera de Ing. Informática</text:span></text:p>
      <text:p text:style-name="P19"><text:soft-page-break/><text:span text:style-name="T6"><text:tab/>FACULTAD DE INGENIERÍA</text:span></text:p>
      <text:p text:style-name="P20"><text:span text:style-name="T6">DICTAMEN DE LA COMISIÓN DE EVALUACIÓN DE PROYECTO DE TFG</text:span></text:p>
      <text:p text:style-name="P18"/>
      <text:p text:style-name="P21"><text:span text:style-name="T1">Encarnación, ……de………….de 201….</text:span></text:p>
      <text:p text:style-name="P22"><text:span text:style-name="T1">Señor</text:span></text:p>
      <text:p text:style-name="P23"><text:span text:style-name="T3">Ing. Oscar Trochez,</text:span><text:span text:style-name="T1"> Decano</text:span></text:p>
      <text:p text:style-name="P22"><text:span text:style-name="T1">Facultad de Ingeniería - UNI</text:span></text:p>
      <text:p text:style-name="P22"><text:span text:style-name="T9">Presente:</text:span></text:p>
      <text:p text:style-name="P27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8">Desarrollo de un Sistema para la ejecución distribuida de pruebas unitarias de </text:span><text:span text:style-name="T19">aplicaciones</text:span><text:span text:style-name="T18"> Ruby on Rails utilizando la </text:span><text:span text:style-name="T20">librería</text:span><text:span text:style-name="T18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5"> y</text:span><text:span text:style-name="T8"> Leslie López</text:span><text:span text:style-name="T1">.</text:span></text:p>
      <text:p text:style-name="P27"><text:span text:style-name="T1">La calificación asignada por esta Comisión es:</text:span></text:p>
      <text:p text:style-name="P27"><draw:custom-shape text:anchor-type="paragraph" draw:z-index="3" draw:name="Rectangle 3" draw:style-name="gr2" draw:text-style-name="P30" svg:width="0.2504in" svg:height="0.2504in" svg:x="1.6252in" svg:y="0.138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  <text:p text:style-name="P24"><text:span text:style-name="T1"><text:tab/><text:tab/><text:tab/><text:tab/>APROBADA</text:span></text:p>
      <text:p text:style-name="P29"><draw:custom-shape text:anchor-type="paragraph" draw:z-index="5" draw:name="Rectangle 5" draw:style-name="gr3" draw:text-style-name="P30" svg:width="0.2504in" svg:height="0.2504in" svg:x="1.6252in" svg:y="-0.1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OBSERVADA</text:span></text:p>
      <text:p text:style-name="P29"><draw:custom-shape text:anchor-type="paragraph" draw:z-index="4" draw:name="Rectangle 4" draw:style-name="gr3" draw:text-style-name="P30" svg:width="0.2504in" svg:height="0.2504in" svg:x="1.6252in" svg:y="-0.079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RECHAZADA</text:span></text:p>
      <text:p text:style-name="P28"/>
      <text:p text:style-name="P22"><text:span text:style-name="T1"/></text:p>
      <text:p text:style-name="P25"><text:span text:style-name="T1">Observación:</text:span></text:p>
      <text:p text:style-name="P25"><text:span text:style-name="T1"/></text:p>
      <text:p text:style-name="P26"/>
      <text:p text:style-name="P14"/>
      <text:p text:style-name="P14"><text:span text:style-name="T31">Es nuestro dictamen</text:span></text:p>
      <text:p text:style-name="P14"/>
      <text:p text:style-name="P14"/>
      <text:p text:style-name="P14"/>
      <text:p text:style-name="P14"><text:s text:c="48"/>……………………………… <text:s text:c="39"/><text:span text:style-name="T14"><text:s text:c="2"/></text:span></text:p>
      <text:p text:style-name="P14"><text:span text:style-name="T27"><text:s text:c="50"/></text:span><text:span text:style-name="T28">Ing. Fernando Fukuchi <text:s/></text:span><text:span text:style-name="T27"><text:s text:c="40"/></text:span><text:span text:style-name="T28"><text:s text:c="9"/></text:span></text:p>
      <text:p text:style-name="P15"><text:span text:style-name="T25"><text:s/></text:span><text:span text:style-name="T21"><text:s text:c="62"/></text:span><text:span text:style-name="T23">Asesor <text:s text:c="48"/></text:span></text:p>
      <text:p text:style-name="P10"/>
      <text:p text:style-name="P7"/>
      <text:p text:style-name="P7"/>
      <text:p text:style-name="P13"><text:span text:style-name="T14"><text:s text:c="50"/></text:span></text:p>
      <text:p text:style-name="P19"><text:soft-page-break/><text:span text:style-name="T6">FACULTAD DE INGENIERÍA</text:span></text:p>
      <text:p text:style-name="P20"><text:span text:style-name="T6">DICTAMEN DE LA COMISIÓN DE EVALUACIÓN DE PROYECTO DE TFG</text:span></text:p>
      <text:p text:style-name="P18"/>
      <text:p text:style-name="P21"><text:span text:style-name="T1">Encarnación, ……de………….de 201….</text:span></text:p>
      <text:p text:style-name="P22"><text:span text:style-name="T1">Señor</text:span></text:p>
      <text:p text:style-name="P23"><text:span text:style-name="T3">Ing. Oscar Trochez,</text:span><text:span text:style-name="T1"> Decano</text:span></text:p>
      <text:p text:style-name="P22"><text:span text:style-name="T1">Facultad de Ingeniería - UNI</text:span></text:p>
      <text:p text:style-name="P22"><text:span text:style-name="T9">Presente:</text:span></text:p>
      <text:p text:style-name="P27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8">Desarrollo de un Sistema para la ejecución distribuida de pruebas unitarias de </text:span><text:span text:style-name="T19">aplicaciones</text:span><text:span text:style-name="T18"> Ruby on Rails utilizando la </text:span><text:span text:style-name="T20">librería</text:span><text:span text:style-name="T18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5"> y</text:span><text:span text:style-name="T8"> Leslie López</text:span><text:span text:style-name="T1">.</text:span></text:p>
      <text:p text:style-name="P27"><text:span text:style-name="T1">La calificación asignada por esta Comisión es:</text:span></text:p>
      <text:p text:style-name="P27"><draw:custom-shape text:anchor-type="paragraph" draw:z-index="6" draw:name="Rectangle 3" draw:style-name="gr2" draw:text-style-name="P30" svg:width="0.2504in" svg:height="0.2504in" svg:x="1.6252in" svg:y="0.138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  <text:p text:style-name="P24"><text:span text:style-name="T1"><text:tab/><text:tab/><text:tab/><text:tab/>APROBADA</text:span></text:p>
      <text:p text:style-name="P29"><draw:custom-shape text:anchor-type="paragraph" draw:z-index="8" draw:name="Rectangle 5" draw:style-name="gr3" draw:text-style-name="P30" svg:width="0.2504in" svg:height="0.2504in" svg:x="1.6252in" svg:y="-0.1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OBSERVADA</text:span></text:p>
      <text:p text:style-name="P29"><draw:custom-shape text:anchor-type="paragraph" draw:z-index="7" draw:name="Rectangle 4" draw:style-name="gr3" draw:text-style-name="P30" svg:width="0.2504in" svg:height="0.2504in" svg:x="1.6252in" svg:y="-0.079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RECHAZADA</text:span></text:p>
      <text:p text:style-name="P28"/>
      <text:p text:style-name="P22"><text:span text:style-name="T1"/></text:p>
      <text:p text:style-name="P25"><text:span text:style-name="T1">Observación:</text:span></text:p>
      <text:p text:style-name="P25"><text:span text:style-name="T1"/></text:p>
      <text:p text:style-name="P26"/>
      <text:p text:style-name="P14"/>
      <text:p text:style-name="P14"><text:span text:style-name="T31">Es nuestro dictamen</text:span></text:p>
      <text:p text:style-name="P14"/>
      <text:p text:style-name="P14"/>
      <text:p text:style-name="P14"/>
      <text:p text:style-name="P14"><text:s text:c="48"/>……………………………… <text:s text:c="39"/><text:span text:style-name="T14"><text:s text:c="2"/></text:span></text:p>
      <text:p text:style-name="P14"><text:span text:style-name="T27"><text:s text:c="55"/></text:span><text:span text:style-name="T28">Ing. </text:span><text:span text:style-name="T29">Liz Gamarra</text:span><text:span text:style-name="T27"> <text:s text:c="36"/></text:span><text:span text:style-name="T28"><text:s text:c="9"/></text:span></text:p>
      <text:p text:style-name="P15"><text:span text:style-name="T23"><text:s text:c="63"/>Asesor <text:s text:c="12"/></text:span><text:span text:style-name="T11"><text:s text:c="43"/>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9"><text:soft-page-break/><text:span text:style-name="T6">FACULTAD DE INGENIERÍA</text:span></text:p>
      <text:p text:style-name="P20"><text:span text:style-name="T6">DICTAMEN DE LA COMISIÓN DE EVALUACIÓN DE PROYECTO DE TFG</text:span></text:p>
      <text:p text:style-name="P18"/>
      <text:p text:style-name="P21"><text:span text:style-name="T1">Encarnación, ……de………….de 201….</text:span></text:p>
      <text:p text:style-name="P22"><text:span text:style-name="T1">Señor</text:span></text:p>
      <text:p text:style-name="P23"><text:span text:style-name="T3">Ing. Oscar Trochez,</text:span><text:span text:style-name="T1"> Decano</text:span></text:p>
      <text:p text:style-name="P22"><text:span text:style-name="T1">Facultad de Ingeniería - UNI</text:span></text:p>
      <text:p text:style-name="P22"><text:span text:style-name="T9">Presente:</text:span></text:p>
      <text:p text:style-name="P27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8">Desarrollo de un Sistema para la ejecución distribuida de pruebas unitarias de </text:span><text:span text:style-name="T19">aplicaciones</text:span><text:span text:style-name="T18"> Ruby on Rails utilizando la </text:span><text:span text:style-name="T20">librería</text:span><text:span text:style-name="T18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5"> y</text:span><text:span text:style-name="T8"> Leslie López</text:span><text:span text:style-name="T1">.</text:span></text:p>
      <text:p text:style-name="P27"><text:span text:style-name="T1">La calificación asignada por esta Comisión es:</text:span></text:p>
      <text:p text:style-name="P27"><draw:custom-shape text:anchor-type="paragraph" draw:z-index="9" draw:name="Rectangle 3" draw:style-name="gr2" draw:text-style-name="P30" svg:width="0.2504in" svg:height="0.2504in" svg:x="1.6252in" svg:y="0.138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  <text:p text:style-name="P24"><text:span text:style-name="T1"><text:tab/><text:tab/><text:tab/><text:tab/>APROBADA</text:span></text:p>
      <text:p text:style-name="P29"><draw:custom-shape text:anchor-type="paragraph" draw:z-index="11" draw:name="Rectangle 5" draw:style-name="gr3" draw:text-style-name="P30" svg:width="0.2504in" svg:height="0.2504in" svg:x="1.6252in" svg:y="-0.1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OBSERVADA</text:span></text:p>
      <text:p text:style-name="P29"><draw:custom-shape text:anchor-type="paragraph" draw:z-index="10" draw:name="Rectangle 4" draw:style-name="gr3" draw:text-style-name="P30" svg:width="0.2504in" svg:height="0.2504in" svg:x="1.6252in" svg:y="-0.079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RECHAZADA</text:span></text:p>
      <text:p text:style-name="P28"/>
      <text:p text:style-name="P22"><text:span text:style-name="T1"/></text:p>
      <text:p text:style-name="P25"><text:span text:style-name="T1">Observación:</text:span></text:p>
      <text:p text:style-name="P25"><text:span text:style-name="T1"/></text:p>
      <text:p text:style-name="P26"/>
      <text:p text:style-name="P14"/>
      <text:p text:style-name="P14"><text:span text:style-name="T31">Es nuestro dictamen</text:span></text:p>
      <text:p text:style-name="P14"/>
      <text:p text:style-name="P14"/>
      <text:p text:style-name="P14"/>
      <text:p text:style-name="P14"><text:s text:c="48"/>……………………………… <text:s text:c="39"/><text:span text:style-name="T14"><text:s text:c="2"/></text:span></text:p>
      <text:p text:style-name="P14"><text:span text:style-name="T27"><text:s text:c="50"/></text:span><text:span text:style-name="T28">Ing. </text:span><text:span text:style-name="T29">Arnaldo Ocampo</text:span><text:span text:style-name="T27"> <text:s text:c="39"/></text:span><text:span text:style-name="T28"><text:s text:c="9"/></text:span></text:p>
      <text:p text:style-name="P15"><text:span text:style-name="T23"><text:s text:c="63"/>Asesor <text:s text:c="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.1799in" fo:margin-bottom="0.7866in" fo:margin-left="1.1807in" fo:margin-right="0.7866in" fo:border="none" fo:padding="0.0201in" fo:background-color="transparent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1-23T10:21:27.700424643</dc:date>
    <meta:editing-duration>PT2H58M48S</meta:editing-duration>
    <meta:editing-cycles>63</meta:editing-cycles>
    <meta:document-statistic meta:table-count="0" meta:image-count="0" meta:object-count="0" meta:page-count="5" meta:paragraph-count="86" meta:word-count="507" meta:character-count="5034" meta:non-whitespace-character-count="2949"/>
    <meta:user-defined meta:name="Mendeley Citation Style_1">http://csl.mendeley.com/styles/475141341/apa-en-doi-prefix-doi-only</meta:user-defined>
    <meta:user-defined meta:name="Mendeley Document_1">True</meta:user-defined>
    <meta:user-defined meta:name="Mendeley Unique User Id_1">1c514c6d-cf71-3055-b9aa-6830100697db</meta:user-defined>
    <meta:user-defined meta:name="Mendeley_Bookmark_8O69DNgqSv_1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8O69DNgqSv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8O69DNgqSv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8O69DNgqSv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8O69DNgqSv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8O69DNgqSv_6" meta:value-type="string"> 2011)"}, "properties": {"noteIndex": 0}, "schema": "https://github.com/citation-style-language/schema/raw/master/csl-citation.json"}</meta:user-defined>
    <meta:user-defined meta:name="Mendeley_Bookmark_hCT2Zkh0aB_1" meta:value-type="string">ADDIN Mendeley Bibliography CSL_BIBLIOGRAPHY </meta:user-defined>
    <meta:user-defined meta:name="Mendeley_Bookmark_qAF6vIx8xy_1" meta:value-type="string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qAF6vIx8xy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qAF6vIx8xy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qAF6vIx8xy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qAF6vIx8xy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qAF6vIx8xy_6" meta:value-type="string"> 2011)"}, "properties": {"noteIndex": 0}, "schema": "https://github.com/citation-style-language/schema/raw/master/csl-citation.json"}</meta:user-defined>
  </office:meta>
</office:document-meta>
</file>